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b314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b314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b314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b314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b314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b314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b314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b314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b314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b314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b314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b314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b314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b314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b314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b314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b314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lifrannys Paola Regnault Carvajal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5/1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265257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5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liezer David  Regnault Ramos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671319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22.14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4" meta:non-whitespace-character-count="1005"/>
    <meta:template xlink:type="simple" xlink:actuate="onRequest" xlink:title="Normal" xlink:href=""/>
  </office:meta>
</office:document-meta>
</file>